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lculatorFlow.getOperator( float a , floa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lculatorFlow.calculator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alculatorFlow.getNumber( String name , float a , float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alculatorFlow.sendResult( float a , float b , String op , float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culatorFlow.sendMessag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